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9dce9" officeooo:paragraph-rsid="0009dce9" style:font-weight-asian="bold" style:font-weight-complex="bold"/>
    </style:style>
    <style:style style:name="P2" style:family="paragraph" style:parent-style-name="Standard">
      <style:text-properties fo:font-size="18pt" fo:font-weight="normal" officeooo:rsid="0009dce9" officeooo:paragraph-rsid="0009dce9" style:font-weight-asian="normal" style:font-weight-complex="normal"/>
    </style:style>
    <style:style style:name="P3" style:family="paragraph" style:parent-style-name="Standard">
      <style:text-properties fo:font-size="18pt" fo:font-weight="bold" officeooo:rsid="0009dce9" officeooo:paragraph-rsid="0009dce9" style:font-weight-asian="bold" style:font-weight-complex="bold"/>
    </style:style>
    <style:style style:name="P4" style:family="paragraph" style:parent-style-name="Standard">
      <style:text-properties fo:font-size="16pt" fo:font-weight="bold" officeooo:rsid="000bb7e9" officeooo:paragraph-rsid="000bb7e9" style:font-weight-asian="bold" style:font-weight-complex="bold"/>
    </style:style>
    <style:style style:name="P5" style:family="paragraph" style:parent-style-name="Standard">
      <style:text-properties fo:font-size="16pt" fo:font-weight="bold" officeooo:rsid="000cb5d8" officeooo:paragraph-rsid="000cb5d8" style:font-weight-asian="bold" style:font-weight-complex="bold"/>
    </style:style>
    <style:style style:name="P6" style:family="paragraph" style:parent-style-name="Standard">
      <style:text-properties fo:font-size="16pt" fo:font-weight="bold" officeooo:rsid="00104ce1" officeooo:paragraph-rsid="00104ce1" style:font-weight-asian="bold" style:font-weight-complex="bold"/>
    </style:style>
    <style:style style:name="P7" style:family="paragraph" style:parent-style-name="Standard">
      <style:text-properties fo:font-size="12pt" fo:font-weight="normal" officeooo:rsid="00113f53" officeooo:paragraph-rsid="00113f53" style:font-weight-asian="normal" style:font-weight-complex="normal"/>
    </style:style>
    <style:style style:name="P8" style:family="paragraph" style:parent-style-name="Standard">
      <style:text-properties fo:color="#111111" loext:opacity="100%" style:font-name="Droid Sans Mono" fo:font-size="8.39999961853027pt" fo:font-weight="bold" officeooo:rsid="00113f53" officeooo:paragraph-rsid="00113f53" fo:background-color="transparent" style:font-weight-asian="bold" style:font-weight-complex="bold"/>
    </style:style>
    <style:style style:name="P9" style:family="paragraph" style:parent-style-name="Standard">
      <style:paragraph-properties style:line-height-at-least="0.402cm"/>
      <style:text-properties fo:color="#111111" loext:opacity="100%" style:font-name="Droid Sans Mono" fo:font-size="8.39999961853027pt" fo:font-weight="bold" fo:background-color="transparent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font-size="12pt" fo:font-weight="normal" officeooo:rsid="000ab728" style:font-weight-asian="normal" style:font-weight-complex="normal"/>
    </style:style>
    <style:style style:name="T4" style:family="text">
      <style:text-properties fo:color="#9cdcfe" loext:opacity="100%"/>
    </style:style>
    <style:style style:name="T5" style:family="text">
      <style:text-properties fo:color="#4fc1ff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t the band name without article</text:p>
      <text:p text:style-name="P2"/>
      <text:p text:style-name="P1">Objective : <text:span text:style-name="T2">to sort the array of band name with out considering </text:span></text:p>
      <text:p text:style-name="P1"><text:span text:style-name="T2">articles and filler ‘oh’ . </text:span><text:span text:style-name="T3">Then, display sorted list in html list.</text:span></text:p>
      <text:p text:style-name="P1"><text:span text:style-name="T3"/></text:p>
      <text:p text:style-name="P4">Approach : <text:span text:style-name="T2">should be to first remove the filler -&gt; {‘an’, ‘a’, ‘the’, ‘oh’, ‘,’}</text:span></text:p>
      <text:p text:style-name="P4"><text:span text:style-name="T2">Then, sort it. After that make sure sorting of original takes place w.r.t. to filtered array.</text:span></text:p>
      <text:p text:style-name="P4"><text:span text:style-name="T2"/></text:p>
      <text:p text:style-name="P5"><text:span text:style-name="T2">We can make an array with two values , first original text &amp; second should</text:span></text:p>
      <text:p text:style-name="P5"><text:span text:style-name="T2">be processed string. </text:span></text:p>
      <text:p text:style-name="P5"><text:span text:style-name="T2"/></text:p>
      <text:p text:style-name="P5"><text:span text:style-name="T2">Now, sort the array w.r.t. second value.</text:span></text:p>
      <text:p text:style-name="P5"><text:span text:style-name="T2"/></text:p>
      <text:p text:style-name="P6">How to add sorted items in the html ?</text:p>
      <text:p text:style-name="P7">In the div container add the list items as follow : </text:p>
      <text:p text:style-name="P8">container.innerHTML = sortedArray.map((obj)=&gt;{</text:p>
      <text:p text:style-name="P9">return `</text:p>
      <text:p text:style-name="P9">&lt;li&gt;</text:p>
      <text:p text:style-name="P9">${obj.str}</text:p>
      <text:p text:style-name="P9">&lt;/li&gt;</text:p>
      <text:p text:style-name="P9">`</text:p>
      <text:p text:style-name="P9">}).join('');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2T21:45:04.461591642</meta:creation-date>
    <dc:date>2021-02-03T14:26:13.156317874</dc:date>
    <meta:editing-duration>PT29M50S</meta:editing-duration>
    <meta:editing-cycles>9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17" meta:word-count="116" meta:character-count="647" meta:non-whitespace-character-count="545"/>
  </office:meta>
</office:document-meta>
</file>